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Loncoto Groupe C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Résumé de l’exposé :</text:p>
          </draw:text-box>
        </draw:frame>
        <draw:frame presentation:style-name="pr4" draw:layer="layout" svg:width="25.199cm" svg:height="12.179cm" svg:x="4.6cm" svg:y="5cm" presentation:class="outline" presentation:user-transformed="true">
          <draw:text-box>
            <text:list text:style-name="L2">
              <text:list-item>
                <text:p>1 : Implémentation et Gestion du projet</text:p>
              </text:list-item>
            </text:list>
            <text:list text:style-name="L3">
              <text:list-item>
                <text:list>
                  <text:list-item>
                    <text:p>Organisation du Groupe</text:p>
                  </text:list-item>
                  <text:list-item>
                    <text:p>Outils utilisés</text:p>
                  </text:list-item>
                  <text:list-item>
                    <text:p>Architecture logiciel</text:p>
                  </text:list-item>
                </text:list>
              </text:list-item>
            </text:list>
            <text:list text:style-name="L2">
              <text:list-item>
                <text:p>2 : Documentation et présentation de l’application.</text:p>
              </text:list-item>
            </text:list>
            <text:list text:style-name="L3">
              <text:list-item>
                <text:list>
                  <text:list-item>
                    <text:p>Fonctionnalités (cahier des charges)</text:p>
                  </text:list-item>
                  <text:list-item>
                    <text:p>Expérience Utilisateur</text:p>
                    <text:p/>
                    <text:p/>
                  </text:list-item>
                </text:list>
                <text:p/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Organisation du groupe (1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header>
                <text:p>Premières réunions et découverte projet ,</text:p>
                <text:p>Décision :</text:p>
                <text:p>Organisation full-stack(independance,pluri-disciplinarité),verticale</text:p>
                <text:p>Nicolas : Operateur</text:p>
                <text:p>Magda : Client,Intervenant</text:p>
                <text:p/>
              </text:list-header>
              <text:list-item>
                <text:p>Inspiré de Scrum</text:p>
              </text:list-item>
              <text:list-item>
                <text:p>Une release fonctionnelle(livrable) tous les 3 jours</text:p>
              </text:list-item>
              <text:list-item>
                <text:p>Parfait pour notre groupe car chacun peut avancer indépendamment, sachant qu’il est full-stack.</text:p>
              </text:list-item>
              <text:list-item>
                <text:p>Utilisation de git comme tracker , gestionnaire de sources , et pour assembler notre code avec la commande merge =&gt; git workflow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Gestion de l’avancement du projet(2)</text:p>
          </draw:text-box>
        </draw:frame>
        <draw:frame presentation:style-name="pr4" draw:layer="layout" svg:width="25.199cm" svg:height="12.179cm" svg:x="1.201cm" svg:y="5.021cm" presentation:class="outline" presentation:user-transformed="true">
          <draw:text-box>
            <text:list text:style-name="L4"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utils et exigences logicie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Git,UML</text:p>
              </text:list-item>
              <text:list-item>
                <text:p>Java EE</text:p>
              </text:list-item>
              <text:list-item>
                <text:p>Spring MVC ,JPA,Lombok</text:p>
              </text:list-item>
              <text:list-item>
                <text:p>Angular,NodeJs,TypeScript</text:p>
              </text:list-item>
              <text:list-item>
                <text:p>Phpmyadmin,Xamp,SQL</text:p>
              </text:list-item>
              <text:list-item>
                <text:p>Eclipse,Visual Cod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Architecture Logicie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MVC , CRUD, Application web , SOA</text:p>
              </text:list-item>
              <text:list-item>
                <text:p>Aja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Back-End :Controll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Spring starter project Classique</text:p>
              </text:list-item>
              <text:list-item>
                <text:p>Application properties : lien avec bdd,config jpa hibernate et api rest.</text:p>
              </text:list-item>
              <text:list-item>
                <text:p>Pom.xml:gestion des dépendances.</text:p>
              </text:list-item>
              <text:list-item>
                <text:p>Serveur Json </text:p>
              </text:list-item>
              <text:list-item>
                <text:p>Classes objets java, mappées par jpa , utilisés par les controller, utilisant des query préfabriquées dans le repository(interface pagingandsorting). Possiblité de personnalisation des requêtes , et toute sorte de traitement ( exemple: projections )</text:p>
              </text:list-item>
              <text:list-item>
                <text:p>Peu de personnalisation, projections interventions, 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Back-end:Mode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pan text:style-name="T1">*Schema UML</text:span>*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Front-End : 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Séparation en 3 composant principaux,selon les besoins :</text:p>
                <text:p>Operateur,Client,Intervenant</text:p>
                <text:p>RouterOutlet dans l’appcomponent.html</text:p>
              </text:list-item>
              <text:list-item>
                <text:p>Module Angular : fullcalendar,smart-modal,Pagination,Charts,Pagescroll</text:p>
              </text:list-item>
              <text:list-item>
                <text:p>Template : startbootstrap, et UI elements de gentelella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ivision des composants</text:p>
          </draw:text-box>
        </draw:frame>
        <draw:frame presentation:style-name="pr4" draw:layer="layout" svg:width="25.199cm" svg:height="12.179cm" svg:x="0.8cm" svg:y="5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Plannings:..</text:p>
              </text:list-item>
              <text:list-item>
                <text:p>Intervention :..</text:p>
              </text:list-item>
              <text:list-item>
                <text:p>Référentiels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Bonu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Vitrine</text:p>
              </text:list-item>
              <text:list-item>
                <text:p>Tableau de bord</text:p>
              </text:list-item>
              <text:list-item>
                <text:p>Authentif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ésentation de l’applic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Les cas d’utilisation :</text:p>
              </text:list-item>
              <text:list-item>
                <text:p>Un visiteur</text:p>
              </text:list-item>
              <text:list-item>
                <text:p>Un opérateur</text:p>
              </text:list-item>
              <text:list-item>
                <text:p>Un client</text:p>
              </text:list-item>
              <text:list-item>
                <text:p>Un intervena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1T14:11:58.212000000</meta:creation-date>
    <dc:date>2018-09-12T09:32:58.840000000</dc:date>
    <meta:editing-duration>PT2H13M52S</meta:editing-duration>
    <meta:editing-cycles>39</meta:editing-cycles>
    <meta:generator>LibreOffice/5.4.7.2$Windows_X86_64 LibreOffice_project/c838ef25c16710f8838b1faec480ebba495259d0</meta:generator>
    <meta:document-statistic meta:object-count="73"/>
  </office:meta>
</office:document-meta>
</file>